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e181" officeooo:paragraph-rsid="000d3876"/>
    </style:style>
    <style:style style:name="P2" style:family="paragraph" style:parent-style-name="Standard">
      <style:text-properties fo:font-weight="bold" officeooo:rsid="0008e181" officeooo:paragraph-rsid="0008e181" style:font-weight-asian="bold" style:font-weight-complex="bold"/>
    </style:style>
    <style:style style:name="P3" style:family="paragraph" style:parent-style-name="Standard">
      <style:text-properties fo:font-weight="bold" officeooo:rsid="0008e181" officeooo:paragraph-rsid="000d3876" style:font-weight-asian="bold" style:font-weight-complex="bold"/>
    </style:style>
    <style:style style:name="P4" style:family="paragraph" style:parent-style-name="Standard">
      <style:text-properties fo:font-weight="bold" officeooo:rsid="0008e181" officeooo:paragraph-rsid="0012d0b6" style:font-weight-asian="bold" style:font-weight-complex="bold"/>
    </style:style>
    <style:style style:name="P5" style:family="paragraph" style:parent-style-name="Standard">
      <style:text-properties fo:font-weight="bold" officeooo:rsid="00166b9f" officeooo:paragraph-rsid="00166b9f" style:font-weight-asian="bold" style:font-weight-complex="bold"/>
    </style:style>
    <style:style style:name="P6" style:family="paragraph" style:parent-style-name="Standard">
      <style:text-properties officeooo:rsid="000a6869" officeooo:paragraph-rsid="000d3876"/>
    </style:style>
    <style:style style:name="P7" style:family="paragraph" style:parent-style-name="Standard">
      <style:text-properties officeooo:rsid="000b9973" officeooo:paragraph-rsid="000d3876"/>
    </style:style>
    <style:style style:name="P8" style:family="paragraph" style:parent-style-name="Standard">
      <style:text-properties officeooo:rsid="000b9973" officeooo:paragraph-rsid="0012d0b6"/>
    </style:style>
    <style:style style:name="P9" style:family="paragraph" style:parent-style-name="Standard">
      <style:text-properties officeooo:rsid="00156bf2" officeooo:paragraph-rsid="00156bf2"/>
    </style:style>
    <style:style style:name="P10" style:family="paragraph" style:parent-style-name="Standard">
      <style:text-properties officeooo:rsid="00156bf2" officeooo:paragraph-rsid="0017cf7b"/>
    </style:style>
    <style:style style:name="P11" style:family="paragraph" style:parent-style-name="Standard" style:list-style-name="L1">
      <style:text-properties fo:font-weight="bold" officeooo:rsid="0008e181" officeooo:paragraph-rsid="000a6869" style:font-weight-asian="bold" style:font-weight-complex="bold"/>
    </style:style>
    <style:style style:name="P12" style:family="paragraph" style:parent-style-name="Standard" style:list-style-name="L1">
      <style:text-properties fo:font-weight="bold" officeooo:rsid="0008e181" officeooo:paragraph-rsid="000d3876" style:font-weight-asian="bold" style:font-weight-complex="bold"/>
    </style:style>
    <style:style style:name="P13" style:family="paragraph" style:parent-style-name="Standard" style:list-style-name="L1">
      <style:text-properties fo:font-weight="bold" officeooo:rsid="0008e181" officeooo:paragraph-rsid="0012d0b6" style:font-weight-asian="bold" style:font-weight-complex="bold"/>
    </style:style>
    <style:style style:name="P14" style:family="paragraph" style:parent-style-name="Standard" style:list-style-name="L1">
      <style:text-properties fo:font-weight="bold" officeooo:rsid="000a6869" officeooo:paragraph-rsid="000a6869" style:font-weight-asian="bold" style:font-weight-complex="bold"/>
    </style:style>
    <style:style style:name="P15" style:family="paragraph" style:parent-style-name="Standard" style:list-style-name="L1">
      <style:text-properties fo:font-weight="bold" officeooo:rsid="000a6869" officeooo:paragraph-rsid="000d3876" style:font-weight-asian="bold" style:font-weight-complex="bold"/>
    </style:style>
    <style:style style:name="P16" style:family="paragraph" style:parent-style-name="Standard" style:list-style-name="L1">
      <style:text-properties fo:font-weight="bold" officeooo:rsid="000a6869" officeooo:paragraph-rsid="0012d0b6" style:font-weight-asian="bold" style:font-weight-complex="bold"/>
    </style:style>
    <style:style style:name="P17" style:family="paragraph" style:parent-style-name="Standard" style:list-style-name="L1">
      <style:text-properties fo:font-weight="bold" officeooo:rsid="000d3876" officeooo:paragraph-rsid="000d3876" style:font-weight-asian="bold" style:font-weight-complex="bold"/>
    </style:style>
    <style:style style:name="P18" style:family="paragraph" style:parent-style-name="Standard" style:list-style-name="L1">
      <style:text-properties fo:font-weight="bold" officeooo:rsid="000d3876" officeooo:paragraph-rsid="0012d0b6" style:font-weight-asian="bold" style:font-weight-complex="bold"/>
    </style:style>
    <style:style style:name="P19" style:family="paragraph" style:parent-style-name="Standard" style:list-style-name="L1">
      <style:text-properties fo:font-weight="bold" officeooo:paragraph-rsid="000d3876" style:font-weight-asian="bold" style:font-weight-complex="bold"/>
    </style:style>
    <style:style style:name="P20" style:family="paragraph" style:parent-style-name="Standard" style:list-style-name="L1">
      <style:text-properties fo:font-weight="bold" officeooo:paragraph-rsid="0012d0b6" style:font-weight-asian="bold" style:font-weight-complex="bold"/>
    </style:style>
    <style:style style:name="P21" style:family="paragraph" style:parent-style-name="Standard" style:list-style-name="L1">
      <style:text-properties fo:font-weight="bold" officeooo:rsid="000b9973" officeooo:paragraph-rsid="000b9973" style:font-weight-asian="bold" style:font-weight-complex="bold"/>
    </style:style>
    <style:style style:name="P22" style:family="paragraph" style:parent-style-name="Standard" style:list-style-name="L3">
      <style:text-properties fo:font-weight="bold" officeooo:rsid="00166b9f" officeooo:paragraph-rsid="00166b9f" style:font-weight-asian="bold" style:font-weight-complex="bold"/>
    </style:style>
    <style:style style:name="P23" style:family="paragraph" style:parent-style-name="Standard" style:list-style-name="L1">
      <style:text-properties fo:font-weight="bold" officeooo:rsid="001ad629" officeooo:paragraph-rsid="001ad629" style:font-weight-asian="bold" style:font-weight-complex="bold"/>
    </style:style>
    <style:style style:name="P24" style:family="paragraph" style:parent-style-name="Standard" style:list-style-name="L1">
      <style:text-properties officeooo:rsid="0008e181" officeooo:paragraph-rsid="000a6869"/>
    </style:style>
    <style:style style:name="P25" style:family="paragraph" style:parent-style-name="Standard" style:list-style-name="L1">
      <style:text-properties officeooo:rsid="0008e181" officeooo:paragraph-rsid="000b9973"/>
    </style:style>
    <style:style style:name="P26" style:family="paragraph" style:parent-style-name="Standard" style:list-style-name="L1">
      <style:text-properties officeooo:rsid="0008e181" officeooo:paragraph-rsid="000d3876"/>
    </style:style>
    <style:style style:name="P27" style:family="paragraph" style:parent-style-name="Standard" style:list-style-name="L1">
      <style:text-properties officeooo:rsid="0008e181" officeooo:paragraph-rsid="0012d0b6"/>
    </style:style>
    <style:style style:name="P28" style:family="paragraph" style:parent-style-name="Standard" style:list-style-name="L1">
      <style:text-properties officeooo:rsid="000a6869" officeooo:paragraph-rsid="000a6869"/>
    </style:style>
    <style:style style:name="P29" style:family="paragraph" style:parent-style-name="Standard" style:list-style-name="L1">
      <style:text-properties officeooo:rsid="000a6869" officeooo:paragraph-rsid="000d3876"/>
    </style:style>
    <style:style style:name="P30" style:family="paragraph" style:parent-style-name="Standard" style:list-style-name="L1">
      <style:text-properties officeooo:rsid="000a6869" officeooo:paragraph-rsid="0012d0b6"/>
    </style:style>
    <style:style style:name="P31" style:family="paragraph" style:parent-style-name="Standard" style:list-style-name="L1">
      <style:text-properties officeooo:rsid="000d3876" officeooo:paragraph-rsid="000d3876"/>
    </style:style>
    <style:style style:name="P32" style:family="paragraph" style:parent-style-name="Standard" style:list-style-name="L1">
      <style:text-properties officeooo:rsid="000d3876" officeooo:paragraph-rsid="0012d0b6"/>
    </style:style>
    <style:style style:name="P33" style:family="paragraph" style:parent-style-name="Standard" style:list-style-name="L1">
      <style:text-properties officeooo:rsid="000b9973" officeooo:paragraph-rsid="000a6869"/>
    </style:style>
    <style:style style:name="P34" style:family="paragraph" style:parent-style-name="Standard" style:list-style-name="L1">
      <style:text-properties officeooo:rsid="000b9973" officeooo:paragraph-rsid="000b9973"/>
    </style:style>
    <style:style style:name="P35" style:family="paragraph" style:parent-style-name="Standard" style:list-style-name="L1">
      <style:text-properties officeooo:rsid="000b9973" officeooo:paragraph-rsid="000d3876"/>
    </style:style>
    <style:style style:name="P36" style:family="paragraph" style:parent-style-name="Standard" style:list-style-name="L1">
      <style:text-properties officeooo:rsid="000b9973" officeooo:paragraph-rsid="0012d0b6"/>
    </style:style>
    <style:style style:name="P37" style:family="paragraph" style:parent-style-name="Standard" style:list-style-name="L2">
      <style:text-properties officeooo:rsid="00156bf2" officeooo:paragraph-rsid="00156bf2"/>
    </style:style>
    <style:style style:name="P38" style:family="paragraph" style:parent-style-name="Standard" style:list-style-name="L2">
      <style:text-properties officeooo:rsid="00156bf2" officeooo:paragraph-rsid="0015eee6"/>
    </style:style>
    <style:style style:name="P39" style:family="paragraph" style:parent-style-name="Standard" style:list-style-name="L2">
      <style:text-properties officeooo:rsid="00156bf2" officeooo:paragraph-rsid="0017cf7b"/>
    </style:style>
    <style:style style:name="P40" style:family="paragraph" style:parent-style-name="Standard" style:list-style-name="L3">
      <style:text-properties fo:font-weight="normal" officeooo:rsid="00166b9f" officeooo:paragraph-rsid="00166b9f" style:font-weight-asian="normal" style:font-weight-complex="normal"/>
    </style:style>
    <style:style style:name="P41" style:family="paragraph" style:parent-style-name="Standard" style:list-style-name="L1">
      <style:text-properties fo:font-weight="normal" officeooo:rsid="001ad629" officeooo:paragraph-rsid="001ad629" style:font-weight-asian="normal" style:font-weight-complex="normal"/>
    </style:style>
    <style:style style:name="P42" style:family="paragraph" style:parent-style-name="Standard" style:list-style-name="L2">
      <style:text-properties officeooo:rsid="0017cf7b" officeooo:paragraph-rsid="0017cf7b"/>
    </style:style>
    <style:style style:name="P43" style:family="paragraph" style:parent-style-name="Standard" style:list-style-name="L1">
      <style:text-properties officeooo:rsid="001ad629" officeooo:paragraph-rsid="001ad629"/>
    </style:style>
    <style:style style:name="T1" style:family="text">
      <style:text-properties officeooo:rsid="000a6869"/>
    </style:style>
    <style:style style:name="T2" style:family="text">
      <style:text-properties officeooo:rsid="000b9973"/>
    </style:style>
    <style:style style:name="T3" style:family="text">
      <style:text-properties officeooo:rsid="000d3876"/>
    </style:style>
    <style:style style:name="T4" style:family="text">
      <style:text-properties officeooo:rsid="000f2dde"/>
    </style:style>
    <style:style style:name="T5" style:family="text">
      <style:text-properties officeooo:rsid="0012d0b6"/>
    </style:style>
    <style:style style:name="T6" style:family="text">
      <style:text-properties officeooo:rsid="001483f4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66b9f" style:font-weight-asian="bold" style:font-weight-complex="bold"/>
    </style:style>
    <style:style style:name="T9" style:family="text">
      <style:text-properties fo:font-weight="bold" officeooo:rsid="0017cf7b" style:font-weight-asian="bold" style:font-weight-complex="bold"/>
    </style:style>
    <style:style style:name="T10" style:family="text">
      <style:text-properties officeooo:rsid="0015eee6"/>
    </style:style>
    <style:style style:name="T1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age 1:</text:p>
      <text:list xml:id="list3000425869" text:style-name="L1">
        <text:list-item>
          <text:p text:style-name="P11">1 Your location, <text:span text:style-name="T1">2 Job Location, 3 Your Skills</text:span></text:p>
          <text:p text:style-name="P24">– Molecule<text:span text:style-name="T1">s</text:span> composed of <text:span text:style-name="T1">molecule numbered logo ( composed of atoms-­ number and background) and atom text.</text:span></text:p>
          <text:p text:style-name="P28"/>
        </text:list-item>
        <text:list-item>
          <text:p text:style-name="P14">More than 2000 people <text:span text:style-name="T3">(text)</text:span></text:p>
          <text:p text:style-name="P28">-Atom</text:p>
          <text:p text:style-name="P28"/>
        </text:list-item>
        <text:list-item>
          <text:p text:style-name="P14">Where do you stay? <text:span text:style-name="T3">(text)</text:span></text:p>
          <text:p text:style-name="P28">-Atom</text:p>
          <text:p text:style-name="P31"/>
        </text:list-item>
        <text:list-item>
          <text:p text:style-name="P15">Location field <text:span text:style-name="T3">and </text:span><text:span text:style-name="T2">Buttons Next and Skip</text:span></text:p>
          <text:p text:style-name="P28">- <text:span text:style-name="T3">Organism</text:span> composed of Atoms <text:span text:style-name="T2">input field and </text:span><text:span text:style-name="T3">next and skip buttons.</text:span></text:p>
          <text:p text:style-name="P33"/>
        </text:list-item>
        <text:list-item>
          <text:p text:style-name="P21">Location Image</text:p>
          <text:p text:style-name="P34">-<text:span text:style-name="T3">Molecule</text:span> comprising <text:span text:style-name="T4">atoms </text:span></text:p>
        </text:list-item>
        <text:list-item>
          <text:p text:style-name="P43">dd</text:p>
        </text:list-item>
        <text:list-item>
          <text:p text:style-name="P23">Enter location to know time air quality(Text)</text:p>
          <text:list>
            <text:list-header>
              <text:p text:style-name="P41">-Atom</text:p>
            </text:list-header>
          </text:list>
          <text:p text:style-name="P34"/>
          <text:p text:style-name="P25"/>
        </text:list-item>
      </text:list>
      <text:p text:style-name="P6"/>
      <text:p text:style-name="P3">Page <text:span text:style-name="T3">2</text:span>:</text:p>
      <text:list xml:id="list163358843244007" text:continue-numbering="true" text:style-name="L1">
        <text:list-item>
          <text:p text:style-name="P12">1 Your location, <text:span text:style-name="T1">2 Job Location, 3 Your Skills</text:span></text:p>
          <text:p text:style-name="P26">– Molecule<text:span text:style-name="T1">s</text:span> composed of <text:span text:style-name="T1">molecule numbered logo ( composed of atoms-­ number and background) and atom text.</text:span></text:p>
          <text:p text:style-name="P29"/>
        </text:list-item>
        <text:list-item>
          <text:p text:style-name="P15">More than 2000 people <text:span text:style-name="T3">(text)</text:span></text:p>
          <text:p text:style-name="P29">-Atom</text:p>
          <text:p text:style-name="P29"/>
        </text:list-item>
        <text:list-item>
          <text:p text:style-name="P15">Where do you <text:span text:style-name="T6">want to work</text:span>? <text:span text:style-name="T3">(text)</text:span></text:p>
          <text:p text:style-name="P29">-Atom</text:p>
          <text:p text:style-name="P29"/>
        </text:list-item>
        <text:list-item>
          <text:p text:style-name="P17">Back button</text:p>
          <text:p text:style-name="P31">-Molecule composed of atoms button and back arrow image.</text:p>
          <text:p text:style-name="P31"/>
        </text:list-item>
        <text:list-item>
          <text:p text:style-name="P15">Location field <text:span text:style-name="T3">and </text:span><text:span text:style-name="T2">Buttons Next and Skip</text:span></text:p>
          <text:p text:style-name="P29">- <text:span text:style-name="T3">Organism</text:span> composed of Atoms <text:span text:style-name="T2">input field and </text:span><text:span text:style-name="T3">next and skip buttons.</text:span></text:p>
          <text:p text:style-name="P35"/>
        </text:list-item>
        <text:list-item>
          <text:p text:style-name="P19"><text:span text:style-name="T4">Job </text:span><text:span text:style-name="T2">Location Image</text:span></text:p>
          <text:p text:style-name="P35">-<text:span text:style-name="T3">Molecule</text:span> comprising <text:span text:style-name="T3">atoms</text:span>.</text:p>
        </text:list-item>
      </text:list>
      <text:p text:style-name="P7"/>
      <text:p text:style-name="P7"/>
      <text:p text:style-name="P7"/>
      <text:p text:style-name="P4">Page <text:s/><text:span text:style-name="T6">3&amp;</text:span><text:span text:style-name="T5">4</text:span>:</text:p>
      <text:list xml:id="list163358617569456" text:continue-numbering="true" text:style-name="L1">
        <text:list-item>
          <text:p text:style-name="P13">1 Your location, <text:span text:style-name="T1">2 Job Location, 3 Your Skills</text:span></text:p>
          <text:p text:style-name="P27">– Molecule<text:span text:style-name="T1">s</text:span> composed of <text:span text:style-name="T1">molecule numbered logo ( composed of atoms-­ number and background) and atom text.</text:span></text:p>
          <text:p text:style-name="P30"/>
        </text:list-item>
        <text:list-item>
          <text:p text:style-name="P16">More than 2000 people <text:span text:style-name="T3">(text)</text:span></text:p>
          <text:p text:style-name="P30">-Atom</text:p>
          <text:p text:style-name="P30"/>
        </text:list-item>
        <text:list-item>
          <text:p text:style-name="P16"><text:soft-page-break/>Wh<text:span text:style-name="T5">at do you want to do</text:span>? <text:span text:style-name="T3">(text)</text:span></text:p>
          <text:p text:style-name="P30">-Atom</text:p>
          <text:p text:style-name="P30"/>
        </text:list-item>
        <text:list-item>
          <text:p text:style-name="P18">Back button</text:p>
          <text:p text:style-name="P32">-Molecule composed of atoms button and back arrow image.</text:p>
          <text:p text:style-name="P32"/>
        </text:list-item>
        <text:list-item>
          <text:p text:style-name="P16"><text:span text:style-name="T6">Skills </text:span>field <text:span text:style-name="T3">and </text:span><text:span text:style-name="T2">Button </text:span><text:span text:style-name="T6">Finish</text:span></text:p>
          <text:p text:style-name="P30">- <text:span text:style-name="T3">Organism</text:span> composed of Atoms <text:span text:style-name="T2">input field and </text:span><text:span text:style-name="T3">next and skip buttons.</text:span></text:p>
          <text:p text:style-name="P36"/>
        </text:list-item>
        <text:list-item>
          <text:p text:style-name="P20"><text:span text:style-name="T6">Skills </text:span><text:span text:style-name="T2">Image</text:span></text:p>
          <text:p text:style-name="P36">-<text:span text:style-name="T3">Molecule</text:span> comprising <text:span text:style-name="T3">atoms</text:span>.</text:p>
        </text:list-item>
      </text:list>
      <text:p text:style-name="P8"/>
      <text:p text:style-name="P8"/>
      <text:p text:style-name="P9"><text:span text:style-name="T7">Search Job </text:span><text:span text:style-name="T8">Page</text:span><text:span text:style-name="T7">:</text:span></text:p>
      <text:list xml:id="list3604274490" text:style-name="L2">
        <text:list-item>
          <text:p text:style-name="P37">Organisms:</text:p>
          <text:p text:style-name="P37">- Nav bar</text:p>
          <text:p text:style-name="P37">- Side Nav</text:p>
          <text:p text:style-name="P37"/>
        </text:list-item>
        <text:list-item>
          <text:p text:style-name="P37">Molecules:</text:p>
          <text:p text:style-name="P37">-Filter</text:p>
          <text:p text:style-name="P38">- hp, BMW, ICROCH.</text:p>
          <text:p text:style-name="P38">- Find Jobs search bar.</text:p>
        </text:list-item>
      </text:list>
      <text:p text:style-name="P9"/>
      <text:p text:style-name="P9"/>
      <text:p text:style-name="P9"><text:span text:style-name="T7">Job list </text:span><text:span text:style-name="T8">Page</text:span><text:span text:style-name="T7">:</text:span></text:p>
      <text:list xml:id="list163357840831453" text:continue-numbering="true" text:style-name="L2">
        <text:list-item>
          <text:p text:style-name="P37">Organisms:</text:p>
          <text:p text:style-name="P37">- Nav bar</text:p>
          <text:p text:style-name="P37">- Side Nav</text:p>
          <text:p text:style-name="P37">- <text:span text:style-name="T10">Right Nav</text:span></text:p>
          <text:p text:style-name="P37"/>
        </text:list-item>
        <text:list-item>
          <text:p text:style-name="P37">Molecules:</text:p>
          <text:p text:style-name="P37">-Filter</text:p>
          <text:p text:style-name="P38">-Find Jobs search bar.</text:p>
          <text:p text:style-name="P38">-hp, BMW, ICROCH.</text:p>
        </text:list-item>
      </text:list>
      <text:p text:style-name="P9"/>
      <text:p text:style-name="P9"/>
      <text:p text:style-name="P5">Filter Page:</text:p>
      <text:list xml:id="list2751643432" text:style-name="L3">
        <text:list-item>
          <text:p text:style-name="P40">Molecules:</text:p>
          <text:p text:style-name="P40">-Filter button.</text:p>
          <text:p text:style-name="P22">-<text:span text:style-name="T11">3 card lists.</text:span></text:p>
          <text:p text:style-name="P40">-clear all, apply buttons.</text:p>
          <text:p text:style-name="P40"/>
        </text:list-item>
        <text:list-item>
          <text:p text:style-name="P40">Atoms:</text:p>
          <text:p text:style-name="P40">- close icon.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oft-page-break/><text:span text:style-name="T7">Job </text:span><text:span text:style-name="T9">description</text:span><text:span text:style-name="T7"> </text:span><text:span text:style-name="T8">Page</text:span><text:span text:style-name="T7">:</text:span></text:p>
      <text:list xml:id="list163357983945471" text:continue-list="list163357840831453" text:style-name="L2">
        <text:list-item>
          <text:p text:style-name="P39">Organisms:</text:p>
          <text:p text:style-name="P39">- Nav bar</text:p>
          <text:p text:style-name="P39">- Side Nav</text:p>
          <text:p text:style-name="P39">- <text:span text:style-name="T10">Right Nav</text:span></text:p>
        </text:list-item>
      </text:list>
      <text:p text:style-name="P10"/>
      <text:list xml:id="list163358471844709" text:continue-numbering="true" text:style-name="L2">
        <text:list-item>
          <text:p text:style-name="P39">Molecules:</text:p>
          <text:p text:style-name="P39">-Filter</text:p>
          <text:p text:style-name="P39">-Find Jobs search bar.</text:p>
          <text:p text:style-name="P39">-hp, BMW, ICROCH.</text:p>
          <text:p text:style-name="P39"/>
        </text:list-item>
        <text:list-item>
          <text:p text:style-name="P42">Atoms:</text:p>
          <text:p text:style-name="P42">- Tags</text:p>
        </text:list-item>
      </text:list>
      <text:p text:style-name="P10"/>
      <text:p text:style-name="P9"/>
      <text:list xml:id="list163357749217724" text:continue-numbering="true" text:style-name="L2">
        <text:list-header>
          <text:p text:style-name="P37"/>
        </text:list-header>
      </text:list>
      <text:list xml:id="list163359078252593" text:continue-list="list163358617569456" text:style-name="L1">
        <text:list-header>
          <text:p text:style-name="P35"/>
          <text:p text:style-name="P35"/>
        </text:list-header>
      </text:list>
      <text:p text:style-name="P1"/>
      <text:p text:style-name="P6"/>
      <text:p text:style-name="P7"/>
      <text:p text:style-name="P1"/>
      <text:p text:style-name="P6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5T08:23:17.133497334</meta:creation-date>
    <dc:date>2021-12-15T16:33:56.943492147</dc:date>
    <meta:editing-duration>PT6H12M4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3" meta:paragraph-count="98" meta:word-count="401" meta:character-count="1833" meta:non-whitespace-character-count="1596"/>
  </office:meta>
</office:document-meta>
</file>